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6.6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4.59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standard">
      <style:graphic-properties draw:stroke="none" svg:stroke-color="#000000" draw:fill="none" draw:fill-color="#ffffff" fo:min-height="1.157cm"/>
    </style:style>
    <style:style style:name="gr7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3.469cm"/>
    </style:style>
    <style:style style:name="gr9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1.0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4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6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26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color="#0066cc" style:font-name="Noto Mono2" fo:font-size="28pt" style:font-size-asian="18pt" style:font-size-complex="18pt"/>
    </style:style>
    <style:style style:name="T5" style:family="text">
      <style:text-properties fo:color="#000000" style:font-name="Noto Mono2" fo:font-size="28pt" style:font-size-asian="18pt" style:font-size-complex="18pt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cm" svg:height="5.5cm" svg:x="10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cm" svg:height="2.2cm" svg:x="10.675cm" svg:y="5.075cm">
          <text:p text:style-name="P1"><text:span text:style-name="T1">P&lt;T&g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8.125cm" svg:y1="6.225cm" svg:x2="16.375cm" svg:y2="6.175cm" draw:start-shape="id1" draw:start-glue-point="3" draw:end-shape="id2" draw:end-glue-point="7" svg:d="M18125 6225l-1750-50" svg:viewBox="0 0 1751 51">
          <text:p/>
        </draw:connector>
        <draw:frame draw:style-name="gr4" draw:text-style-name="P4" xml:id="id1" draw:id="id1" draw:layer="layout" svg:width="7.5cm" svg:height="1.9cm" svg:x="18.125cm" svg:y="5.275cm">
          <draw:text-box>
            <text:p><text:span text:style-name="T2">“</text:span><text:span text:style-name="T2">abc...“</text:span></text:p>
          </draw:text-box>
        </draw:frame>
        <draw:frame draw:style-name="gr5" draw:text-style-name="P4" xml:id="id3" draw:id="id3" draw:layer="layout" svg:width="4.625cm" svg:height="1.576cm" svg:x="4cm" svg:y="5.425cm">
          <draw:text-box>
            <text:p><text:span text:style-name="T2">“</text:span><text:span text:style-name="T2">c...“</text:span></text:p>
          </draw:text-box>
        </draw:frame>
        <draw:connector draw:style-name="gr3" draw:text-style-name="P3" draw:layer="layout" draw:type="line" svg:x1="10.675cm" svg:y1="6.175cm" svg:x2="8.625cm" svg:y2="6.213cm" draw:start-shape="id2" draw:start-glue-point="5" draw:end-shape="id3" draw:end-glue-point="1" svg:d="M10675 6175l-2050 38" svg:viewBox="0 0 2051 39">
          <text:p/>
        </draw:connector>
        <draw:frame draw:style-name="gr6" draw:text-style-name="P5" xml:id="id4" draw:id="id4" draw:layer="layout" svg:width="3.9cm" svg:height="1.407cm" svg:x="12.4cm" svg:y="8.2cm">
          <draw:text-box>
            <text:p><text:span text:style-name="T3">v : </text:span><text:span text:style-name="T4">T</text:span></text:p>
          </draw:text-box>
        </draw:frame>
        <draw:connector draw:style-name="gr7" draw:text-style-name="P3" draw:layer="layout" draw:type="curve" draw:line-skew="-2.669cm 1.297cm" svg:x1="13.525cm" svg:y1="7.275cm" svg:x2="12.4cm" svg:y2="8.903cm" draw:start-shape="id2" draw:start-glue-point="6" draw:end-shape="id4" draw:end-glue-point="3" svg:d="M13525 7275c0 244-1041 203-1680 549s-877 1079 555 1079" svg:viewBox="0 0 2185 1629">
          <text:p/>
        </draw:connector>
        <draw:frame draw:style-name="gr8" draw:text-style-name="P5" draw:layer="layout" svg:width="8.7cm" svg:height="3.719cm" svg:x="9.6cm" svg:y="0.481cm">
          <draw:text-box>
            <text:p><text:span text:style-name="T3">f : </text:span><text:span text:style-name="T4">Func&lt;T,S&gt;</text:span></text:p>
            <text:p><text:span text:style-name="T5">p</text:span><text:span text:style-name="T4"> </text:span><text:span text:style-name="T5">:</text:span><text:span text:style-name="T4"> P&lt;T&gt;</text:span></text:p>
            <text:p><text:span text:style-name="T4"/></text:p>
          </draw:text-box>
        </draw:frame>
        <draw:connector draw:style-name="gr9" draw:text-style-name="P3" draw:layer="layout" draw:type="curve" draw:line-skew="-0.087cm 0.039cm" svg:x1="16.3cm" svg:y1="8.903cm" svg:x2="13.85cm" svg:y2="11.093cm" draw:start-shape="id4" draw:start-glue-point="1" draw:end-shape="id5" draw:end-glue-point="0" svg:d="M16300 8903c619 0 516 743-251 1027s-2199 107-2199 1163" svg:viewBox="0 0 2854 2191">
          <text:p text:style-name="P1">f</text:p>
        </draw:connector>
        <draw:frame draw:style-name="gr10" draw:text-style-name="P5" xml:id="id5" draw:id="id5" draw:layer="layout" svg:width="5.5cm" svg:height="1.407cm" svg:x="11.1cm" svg:y="11.093cm">
          <draw:text-box>
            <text:p><text:span text:style-name="T3">f(v) : </text:span><text:span text:style-name="T4">S</text:span></text:p>
          </draw:text-box>
        </draw:frame>
        <draw:frame draw:style-name="gr11" draw:text-style-name="P6" draw:layer="layout" svg:width="5.349cm" svg:height="1.195cm" svg:x="11.151cm" svg:y="3.6cm">
          <draw:text-box>
            <text:p><text:span text:style-name="T6">Map (f, 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9-04-04T09:23:35.939804498</dc:date>
    <meta:editing-duration>PT54M1S</meta:editing-duration>
    <meta:editing-cycles>9</meta:editing-cycles>
    <meta:generator>LibreOffice/5.1.6.2$Linux_X86_64 LibreOffice_project/10m0$Build-2</meta:generator>
    <meta:document-statistic meta:object-count="12"/>
  </office:meta>
</office:document-meta>
</file>